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ntityResolver.setLocalCatalog( String local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olver.ge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olver.setResourceLoader( Resource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olver.resolveEntity( String publicId ,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EntityResolver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EntityResolver.getVerbos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olver.parseCatalog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EntityResolver.getLocal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olver.setCatalog( Strin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olver.setVerbosity( Integer verbos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olver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olv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olver.correct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ntityResolver.ge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